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2" svg:font-family="Tahoma"/>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9.001cm" table:align="margins" style:writing-mode="lr-tb"/>
    </style:style>
    <style:style style:name="Таблица1.A" style:family="table-column">
      <style:table-column-properties style:column-width="9.5cm" style:rel-column-width="32767*"/>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9.001cm" table:align="margins" style:writing-mode="lr-tb"/>
    </style:style>
    <style:style style:name="Таблица2.A" style:family="table-column">
      <style:table-column-properties style:column-width="9.5cm" style:rel-column-width="32767*"/>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Contents_20_Heading" style:master-page-name="Standard">
      <style:paragraph-properties style:page-number="auto"/>
    </style:style>
    <style:style style:name="P2" style:family="paragraph" style:parent-style-name="Contents_20_1">
      <style:paragraph-properties>
        <style:tab-stops>
          <style:tab-stop style:position="19.001cm" style:type="right" style:leader-style="dotted" style:leader-text="."/>
        </style:tab-stops>
      </style:paragraph-properties>
    </style:style>
    <style:style style:name="P3" style:family="paragraph" style:parent-style-name="Heading_20_1">
      <style:paragraph-properties fo:text-align="justify" style:justify-single-word="false"/>
    </style:style>
    <style:style style:name="P4" style:family="paragraph" style:parent-style-name="Heading_20_1">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3">
      <style:paragraph-properties fo:text-align="justify" style:justify-single-word="false"/>
      <style:text-properties fo:font-style="italic" style:font-style-asian="italic" style:font-style-complex="italic"/>
    </style:style>
    <style:style style:name="P9" style:family="paragraph" style:parent-style-name="Text_20_body" style:list-style-name="L4">
      <style:paragraph-properties fo:text-align="justify" style:justify-single-word="false"/>
      <style:text-properties fo:font-style="italic" style:font-style-asian="italic" style:font-style-complex="italic"/>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Text_20_body" style:list-style-name="L4"/>
    <style:style style:name="P12" style:family="paragraph" style:parent-style-name="Text_20_body" style:list-style-name="L3">
      <style:paragraph-properties fo:text-align="justify" style:justify-single-word="false"/>
      <style:text-properties fo:font-weight="bold" style:font-weight-asian="bold" style:font-weight-complex="bold"/>
    </style:style>
    <style:style style:name="P13" style:family="paragraph" style:parent-style-name="Text_20_body" style:list-style-name="L4">
      <style:paragraph-properties fo:text-align="justify" style:justify-single-word="false"/>
      <style:text-properties fo:font-weight="bold" style:font-weight-asian="bold" style:font-weight-complex="bold"/>
    </style:style>
    <style:style style:name="P14" style:family="paragraph" style:parent-style-name="Text_20_body" style:list-style-name="L5">
      <style:paragraph-properties fo:margin-left="3.81cm" fo:margin-right="0cm" fo:text-align="justify" style:justify-single-word="false" fo:text-indent="-0.635cm" style:auto-text-indent="false"/>
    </style:style>
    <style:style style:name="P15" style:family="paragraph" style:parent-style-name="Text_20_body" style:list-style-name="L6">
      <style:paragraph-properties fo:margin-left="3.81cm" fo:margin-right="0cm" fo:text-align="justify" style:justify-single-word="false" fo:text-indent="-0.635cm" style:auto-text-indent="false"/>
    </style:style>
    <style:style style:name="P16" style:family="paragraph" style:parent-style-name="Text_20_body" style:list-style-name="L6">
      <style:paragraph-properties fo:margin-left="2.54cm" fo:margin-right="0cm" fo:text-align="justify" style:justify-single-word="false" fo:text-indent="0cm" style:auto-text-indent="false"/>
    </style:style>
    <style:style style:name="P17" style:family="paragraph" style:parent-style-name="Table_20_Contents">
      <style:paragraph-properties fo:text-align="justify" style:justify-single-word="false"/>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6pt" fo:language="en" fo:country="US" style:font-size-asian="16pt" style:font-size-complex="16pt"/>
    </style:style>
    <style:style style:name="T2" style:family="text">
      <style:text-properties style:font-name="Times New Roman" fo:font-size="16pt" fo:language="en" fo:country="US" fo:font-style="italic" style:font-size-asian="16pt" style:font-style-asian="italic" style:font-size-complex="16pt" style:font-style-complex="italic"/>
    </style:style>
    <style:style style:name="T3"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Оглавление</text:p>
          </text:index-title>
          <text:p text:style-name="P2">1.Тема разработки<text:tab/>2</text:p>
          <text:p text:style-name="P2">2.Выбор методов и средств решений<text:tab/>2</text:p>
          <text:p text:style-name="P2">3.Разработка проекта<text:tab/>3</text:p>
          <text:p text:style-name="P2">4.Результаты<text:tab/>4</text:p>
          <text:p text:style-name="P2">5.Тема дипломной работы<text:tab/>5</text:p>
          <text:p text:style-name="P2">6.План пояснительной записки<text:tab/>5</text:p>
        </text:index-body>
      </text:table-of-content>
      <text:h text:style-name="Heading_20_1" text:outline-level="1" text:is-list-header="true"><text:span text:style-name="T1"/></text:h>
      <text:h text:style-name="P4" text:outline-level="1"><text:span text:style-name="T1">Тема разработки</text:span></text:h>
      <text:p text:style-name="P5"><text:span text:style-name="T1">Необходимо разработать основу веб-редактора формализованных электронных документов на основе технологии GWT. Этот редактор должен стать частью другого проекта – портала таможенного декларирования, также основанного на GWT.</text:span></text:p>
      <text:p text:style-name="P5"><text:span text:style-name="T1">Требования:</text:span></text:p>
      <text:list xml:id="list2027714405" text:style-name="L3">
        <text:list-item>
          <text:p text:style-name="P6"><text:span text:style-name="T1">Редактор должен быть клиент-серверным приложением, где клиент базируется на веб-браузере IE 7+.</text:span></text:p>
        </text:list-item>
        <text:list-item>
          <text:p text:style-name="P6"><text:span text:style-name="T1">Редактор должен быть основан на Java и GWT.</text:span></text:p>
        </text:list-item>
        <text:list-item>
          <text:p text:style-name="P6"><text:span text:style-name="T1">Редактор должен поддерживать валидацию документов.</text:span></text:p>
        </text:list-item>
        <text:list-item>
          <text:p text:style-name="P6"><text:span text:style-name="T1">Редактор должен быть легко расширяемым для новых типов документов.</text:span></text:p>
        </text:list-item>
        <text:list-item>
          <text:p text:style-name="P6"><text:span text:style-name="T1">Источником формализованных документов являются XSD-схемы, поставляемые сторонней организацией.</text:span></text:p>
        </text:list-item>
        <text:list-item>
          <text:p text:style-name="P6"><text:span text:style-name="T1">Редактор должен быть устойчив к обрывам связи со стороны клиента и отказам сервера.</text:span></text:p>
        </text:list-item>
      </text:list>
      <text:h text:style-name="Heading_20_1" text:outline-level="1"><text:span text:style-name="T1">Выбор методов и средств решений</text:span></text:h>
      <text:p text:style-name="P5"><text:span text:style-name="T1">С учетом требований:</text:span></text:p>
      <text:list xml:id="list729451826" text:continue-list="list2027714405" text:style-name="L3">
        <text:list-item text:start-value="1">
          <text:p text:style-name="P12"><text:span text:style-name="T1">Клиентская часть</text:span></text:p>
          <text:list>
            <text:list-item>
              <text:p text:style-name="P8"><office:annotation><dc:creator>Андрей Ерёменок</dc:creator><dc:date>2008-10-25T17:16:47</dc:date><text:p text:style-name="P18"><text:span text:style-name="T3">О gwt</text:span></text:p></office:annotation><text:span text:style-name="T1">GWT </text:span></text:p>
            </text:list-item>
          </text:list>
        </text:list-item>
        <text:list-item>
          <text:p text:style-name="P12"><text:span text:style-name="T1">Серверная часть</text:span></text:p>
          <text:list>
            <text:list-item>
              <text:p text:style-name="P6"><text:span text:style-name="T1">ОО-моделирование документов на основе периодически обновляющихся схем XSD реализовано технологией </text:span><text:span text:style-name="T1"><office:annotation><dc:creator>Андрей Ерёменок</dc:creator><dc:date>2008-10-25T17:21:28</dc:date><text:p text:style-name="P18"><text:span text:style-name="T4">О emf</text:span></text:p></office:annotation></text:span><text:span text:style-name="T2">EMF</text:span><text:span text:style-name="T1">. </text:span></text:p>
            </text:list-item>
            <text:list-item>
              <text:p text:style-name="P6"><text:span text:style-name="T1">Эта же технология позволяет валидировать документ любой сложности с учетом разнообразных критериев.</text:span></text:p>
            </text:list-item>
            <text:list-item>
              <text:p text:style-name="P6"><text:span text:style-name="T1">Основное хранилище документов предоставляется порталом декларирования – документы хранятся там в сериализованном виде.</text:span></text:p>
            </text:list-item>
            <text:list-item>
              <text:p text:style-name="P6"><text:span text:style-name="T1">Устойчивость к отказам клиента и сервера, а также серьезные затраты времени на сериализацию/десериализацию больших документов, - требуют организации временного хранилища для редактора. Библиотека </text:span><text:span text:style-name="T2">teneo</text:span><text:span text:style-name="T1"> позволяет применять существующие технологии </text:span><text:span text:style-name="T1"><office:annotation><dc:creator>Андрей Ерёменок</dc:creator><dc:date>2008-10-25T17:30:28</dc:date><text:p text:style-name="P18"><text:span text:style-name="T4">Об ORM</text:span></text:p></office:annotation></text:span><text:span text:style-name="T2">ORM: Hibernate, JPA, JDO</text:span><text:span text:style-name="T1"> – к объектам </text:span><text:span text:style-name="T2">EMF</text:span><text:span text:style-name="T1">.</text:span></text:p>
            </text:list-item>
          </text:list>
        </text:list-item>
        <text:list-item>
          <text:p text:style-name="P12"><text:span text:style-name="T1">Средства разработки</text:span></text:p>
          <text:list>
            <text:list-item>
              <text:p text:style-name="P6"><text:span text:style-name="T1">Ввиду полной поддержки EMF, простоты организации проектов и доступности средой разработки был выбран </text:span><text:span text:style-name="T1"><office:annotation><dc:creator>Андрей Ерёменок</dc:creator><dc:date>2008-10-25T17:33:34</dc:date><text:p text:style-name="P18"><text:span text:style-name="T4">О eclipse</text:span></text:p></office:annotation></text:span><text:span text:style-name="T2">Eclipse</text:span><text:span text:style-name="T1">.</text:span></text:p>
            </text:list-item>
          </text:list>
        </text:list-item>
      </text:list>
      <text:h text:style-name="P3" text:outline-level="1"><text:soft-page-break/><text:span text:style-name="T1">Разработка проекта</text:span></text:h>
      <text:list xml:id="list275136234" text:style-name="L4">
        <text:list-item>
          <text:p text:style-name="P13"><text:span text:style-name="T1">Этапы</text:span></text:p>
          <text:list>
            <text:list-item>
              <text:p text:style-name="P7"><text:span text:style-name="T1">Создание модели EMF</text:span></text:p>
            </text:list-item>
            <text:list-item>
              <text:p text:style-name="P7"><text:span text:style-name="T1">Работа с объектами EMF</text:span></text:p>
            </text:list-item>
            <text:list-item>
              <text:p text:style-name="P7"><text:span text:style-name="T1">Создание простейшего приложения GWT</text:span></text:p>
            </text:list-item>
            <text:list-item>
              <text:p text:style-name="P7"><text:span text:style-name="T1">Разработка схемы взаимодействия клиента и сервера</text:span></text:p>
            </text:list-item>
          </text:list>
        </text:list-item>
        <text:list-item>
          <text:p text:style-name="P13"><text:span text:style-name="T1">Реализация</text:span></text:p>
          <text:list>
            <text:list-item>
              <text:p text:style-name="P9"><text:span text:style-name="T1">Создание модели EMF</text:span></text:p>
              <text:list>
                <text:list-item>
                  <text:p text:style-name="P7"><text:span text:style-name="T1">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span></text:p>
                </text:list-item>
                <text:list-item>
                  <text:p text:style-name="P7"><text:span text:style-name="T1">Классы будут снабжены различными утилитами, в т.ч. для валидации.</text:span></text:p>
                </text:list-item>
                <text:list-item>
                  <text:p text:style-name="P9"><office:annotation><dc:creator>Андрей Ерёменок</dc:creator><dc:date>2008-10-25T17:45:03</dc:date><text:p><text:span text:style-name="T3">Скриншоты</text:span></text:p></office:annotation><text:span text:style-name="T1">Рис.1. Генерация модели в Eclipse</text:span></text:p>
                </text:list-item>
              </text:list>
            </text:list-item>
          </text:list>
        </text:list-item>
      </text:list>
      <table:table table:name="Таблица1" table:style-name="Таблица1">
        <table:table-column table:style-name="Таблица1.A" table:number-columns-repeated="2"/>
        <table:table-row>
          <table:table-cell table:style-name="Таблица1.A1" office:value-type="string">
            <text:p text:style-name="Table_20_Contents"/>
          </table:table-cell>
          <table:table-cell table:style-name="Таблица1.B1"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
      <text:list xml:id="list195150114" text:continue-numbering="true" text:style-name="L4">
        <text:list-item>
          <text:list>
            <text:list-item>
              <text:list>
                <text:list-header>
                  <text:p text:style-name="P11"><text:span text:style-name="T1"/></text:p>
                </text:list-header>
              </text:list>
            </text:list-item>
            <text:list-item>
              <text:p text:style-name="P9"><text:span text:style-name="T1">Работа с объектами EMF</text:span></text:p>
              <text:list>
                <text:list-item>
                  <text:p text:style-name="P7"><text:span text:style-name="T1">EMF предоставляет рефлексию более богатую, нежели оригинальная рефлексия java. Пользуясь ей, можно разбирать документы сложной структуры более эффективно, чем при помощи обычных XML-парсеров.</text:span><text:span text:style-name="T1"><office:annotation><dc:creator>Андрей Ерёменок</dc:creator><dc:date>2008-10-25T17:47:53</dc:date><text:p text:style-name="P18"><text:span text:style-name="T4">Пример кода</text:span></text:p></office:annotation></text:span></text:p>
                </text:list-item>
                <text:list-item>
                  <text:p text:style-name="P7"><text:span text:style-name="T1">Валидация EMF-объектов осуществляется следующим образом:</text:span><text:span text:style-name="T1"><office:annotation><dc:creator>Андрей Ерёменок</dc:creator><dc:date>2008-10-25T17:50:29</dc:date><text:p text:style-name="P18"><text:span text:style-name="T4">Еще пример кода</text:span></text:p></office:annotation></text:span></text:p>
                </text:list-item>
              </text:list>
            </text:list-item>
            <text:list-item>
              <text:p text:style-name="P7"><text:span text:style-name="T1">Создание простейшего приложения GWT</text:span></text:p>
              <text:list>
                <text:list-item>
                  <text:p text:style-name="P7"><text:span text:style-name="T1">Веб-приложение GWT может исполняться различными контейнерами веб-приложений, в т.ч. Apache Tomcat.</text:span></text:p>
                </text:list-item>
                <text:list-item>
                  <text:p text:style-name="P7"><text:span text:style-name="T1">Проект содержит 3 каталога:</text:span></text:p>
                </text:list-item>
              </text:list>
            </text:list-item>
          </text:list>
        </text:list-item>
      </text:list>
      <text:list xml:id="list323557475" text:style-name="L5">
        <text:list-item>
          <text:p text:style-name="P14"><text:span text:style-name="T1">server/ – содержит серверный код, компилируемый java-компилятором и исполняемый jvm</text:span></text:p>
        </text:list-item>
        <text:list-item>
          <text:p text:style-name="P14"><text:span text:style-name="T1">client/ – содержит клиентский код, компилируемый gwt-компилятором и исполняемый браузером</text:span></text:p>
        </text:list-item>
        <text:list-item>
          <text:p text:style-name="P14"><text:span text:style-name="T1">public/ – файлы для организации html-страниц, на которые опирается клиентский код.</text:span></text:p>
        </text:list-item>
      </text:list>
      <text:list xml:id="list1023712809" text:continue-list="list195150114" text:style-name="L4">
        <text:list-item>
          <text:list>
            <text:list-item>
              <text:list>
                <text:list-item>
                  <text:p text:style-name="P7"><text:span text:style-name="T1">Клиентский код может быть </text:span></text:p>
                </text:list-item>
              </text:list>
            </text:list-item>
          </text:list>
        </text:list-item>
      </text:list>
      <text:list xml:id="list513641920" text:style-name="L6">
        <text:list-item>
          <text:p text:style-name="P15"><text:soft-page-break/><text:span text:style-name="T1">скомпилирован и открыт в браузере</text:span></text:p>
        </text:list-item>
        <text:list-item>
          <text:p text:style-name="P15"><text:span text:style-name="T1">отлажен отладчиком gwt, который основан на коде Mozilla и визуализует html и javascript-разметку при помощи графической библиотеки SWT</text:span></text:p>
          <text:p text:style-name="P16"><office:annotation><dc:creator>Андрей Ерёменок</dc:creator><dc:date>2008-10-25T18:06:19</dc:date><text:p><text:span text:style-name="T3">Скриншоты</text:span></text:p></office:annotation><text:span text:style-name="T2">Рис.2. Запуск проекта</text:span></text:p>
        </text:list-item>
      </text:list>
      <table:table table:name="Таблица2" table:style-name="Таблица2">
        <table:table-column table:style-name="Таблица2.A" table:number-columns-repeated="2"/>
        <table:table-row>
          <table:table-cell table:style-name="Таблица2.A1" office:value-type="string">
            <text:p text:style-name="P17"/>
          </table:table-cell>
          <table:table-cell table:style-name="Таблица2.B1" office:value-type="string">
            <text:p text:style-name="P17"/>
          </table:table-cell>
        </table:table-row>
        <table:table-row>
          <table:table-cell table:style-name="Таблица2.A2" office:value-type="string">
            <text:p text:style-name="P17"/>
          </table:table-cell>
          <table:table-cell table:style-name="Таблица2.B2" office:value-type="string">
            <text:p text:style-name="P17"/>
          </table:table-cell>
        </table:table-row>
        <table:table-row>
          <table:table-cell table:style-name="Таблица2.A2" office:value-type="string">
            <text:p text:style-name="P17"/>
          </table:table-cell>
          <table:table-cell table:style-name="Таблица2.B2" office:value-type="string">
            <text:p text:style-name="P17"/>
          </table:table-cell>
        </table:table-row>
      </table:table>
      <text:list xml:id="list1084449922" text:continue-numbering="true" text:style-name="L6">
        <text:list-header>
          <text:p text:style-name="P16"><text:span text:style-name="T1"/></text:p>
        </text:list-header>
      </text:list>
      <text:list xml:id="list477321522" text:continue-list="list1023712809" text:style-name="L4">
        <text:list-item>
          <text:list>
            <text:list-item>
              <text:p text:style-name="P7"><text:span text:style-name="T1">Разработка схемы взаимодействия клиента и сервера</text:span></text:p>
              <text:list>
                <text:list-item>
                  <text:p text:style-name="P7"><text:span text:style-name="T1">Необходимо решить задачу привязки полей ввода и редакторов списков к моделям на сервере. Объекты EMF не реализуют </text:span><text:span text:style-name="T2">java.io.Serializable</text:span><text:span text:style-name="T1">, а сериализация в XML и пересылка огромных строк слишком затратна.</text:span></text:p>
                </text:list-item>
                <text:list-item>
                  <text:p text:style-name="P7"><text:span text:style-name="T1">Это значит, что каждый элемент редактирования документа должен отождествлять себя с какой-то частью объекта EMF на сервере. Также, для реализации дополнительной логики поведения элементов (появления/скрытия одних в зависимости от значений других) и сложной валидации, - эти элементы редактирования должны быть связаны между собой.</text:span></text:p>
                </text:list-item>
                <text:list-item>
                  <text:p text:style-name="P7"><text:span text:style-name="T1">Многие из типов документов насчитывают более сотни полей. Значит, сопоставить элементы редактирования с моделью вручную нельзя. Необходимо разделить при создании каждой страницы содержание (которое диктует структура документа) - и форму, в которую оно облекается (которую диктует спецификация, говоря о расположении элементов редактирования).</text:span></text:p>
                </text:list-item>
                <text:list-item>
                  <text:p text:style-name="P7"><text:span text:style-name="T1">Структура документа полностью отражена в модельных классах, сгенерированных EMF. Она доступна через рефлексию.</text:span></text:p>
                </text:list-item>
                <text:list-item>
                  <text:p text:style-name="P7"><text:span text:style-name="T1">Расположение элементов можно наглядно представить html-подобной разметкой. Эта разметка может быть обработана java-программой и в соединении с моделью преобразона в java-код клиентской части редактора.</text:span></text:p>
                </text:list-item>
                <text:list-item>
                  <text:p text:style-name="P9"><text:span text:style-name="T1">Рис.3. Создание редактора конкретного типа документов.</text:span><text:span text:style-name="T1"><office:annotation><dc:creator>Андрей Ерёменок</dc:creator><dc:date>2008-10-25T19:39:20</dc:date><text:p text:style-name="P18"><text:span text:style-name="T4">Диаграмма</text:span></text:p></office:annotation></text:span></text:p>
                  <text:p text:style-name="P11"><text:span text:style-name="T1"/></text:p>
                </text:list-item>
              </text:list>
            </text:list-item>
          </text:list>
        </text:list-item>
      </text:list>
      <text:h text:style-name="Heading_20_1" text:outline-level="1"><text:span text:style-name="T1">Результаты</text:span></text:h>
      <text:p text:style-name="P5"><text:span text:style-name="T1">Создано веб-приложение на GWT, использующий сгенерированную модель EMF. Создан вспомогательный к нему конвертер HTML и EMF в java-код. Реализованы классы взаимодействия клиента и сервера.</text:span></text:p>
      <text:h text:style-name="Heading_20_1" text:outline-level="1"><text:soft-page-break/><text:span text:style-name="T1">Тема дипломной работы</text:span></text:h>
      <text:p text:style-name="P10"><text:span text:style-name="T1">Разработка веб-редактора формализованных электронных документов на основе технологии GWT</text:span></text:p>
      <text:h text:style-name="Heading_20_1" text:outline-level="1"><text:span text:style-name="T1">План пояснительной записки</text:span><text:span text:style-name="T1"><office:annotation><dc:creator>Андрей Ерёменок</dc:creator><dc:date>2008-10-25T19:45:00</dc:date><text:p text:style-name="P18"><text:span text:style-name="T4">План </text:span></text:p></office:annota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2" svg:font-family="Tahoma"/>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002cm" fo:margin-bottom="1.002cm" fo:margin-left="1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Санкт-Петербургский </dc:title>
    <meta:initial-creator>Перунито</meta:initial-creator>
    <meta:creation-date>2005-11-06T20:23:00</meta:creation-date>
    <dc:creator>Андрей Ерёменок</dc:creator>
    <dc:date>2008-10-25T19:45:15</dc:date>
    <meta:print-date>2006-04-05T09:55:00</meta:print-date>
    <meta:editing-cycles>159</meta:editing-cycles>
    <meta:editing-duration>PT05H08M19S</meta:editing-duration>
    <meta:generator>OpenOffice.org/3.0$Linux OpenOffice.org_project/300m9$Build-9358</meta:generator>
    <meta:document-statistic meta:table-count="2" meta:image-count="0" meta:object-count="0" meta:page-count="5" meta:paragraph-count="63" meta:word-count="636" meta:character-count="4825"/>
    <meta:user-defined meta:name="Поле 1"/>
    <meta:user-defined meta:name="Поле 2"/>
    <meta:user-defined meta:name="Поле 3"/>
    <meta:user-defined meta:name="Поле 4"/>
  </office:meta>
</office:document-meta>
</file>